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fo:background-color="#fff200" style:font-name-asian="Arial1" style:font-weight-asian="bold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e4518" fo:background-color="#fff200" style:font-name-asian="Arial1" style:font-weight-asian="bold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e4518" style:font-name-asian="Arial1" style:font-weight-asian="bold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10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just after line 7</text:p>
      <text:p text:style-name="P3"><text:bookmark text:name="_owg1iyhyngxu"/>D) just after line 8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7</text:p>
      <text:p text:style-name="P2"><text:bookmark text:name="_f79fwcaqnkeg"/>C) 8</text:p>
      <text:p text:style-name="P3"><text:bookmark text:name="_36ek09hplihn"/>D) 10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3"><text:bookmark text:name="_ycoma8wl1om0"/>C) C,D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3"><text:bookmark text:name="_z0x0ieftrecv"/>C) MyApp.java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3"><text:bookmark text:name="_xpwhxdt56yf1"/>D) 3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<text:bookmark-start text:name="__DdeLink__1402_112644099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text:bookmark-end text:name="__DdeLink__1402_112644099"/>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5"><text:bookmark text:name="_72mppn9fn1r5"/>D) 18.0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<text:bookmark-start text:name="__DdeLink__1414_112644099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text:bookmark-end text:name="__DdeLink__1414_112644099"/></text:p>
      <text:p text:style-name="P2"><text:bookmark text:name="_8kmwvxejhhce"/>A) 12345</text:p>
      <text:p text:style-name="P5"><text:bookmark text:name="_hsvzu28mehih"/>B) 123450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<text:bookmark-start text:name="__DdeLink__1422_112644099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text:bookmark-end text:name="__DdeLink__1422_112644099"/></text:p>
      <text:p text:style-name="P5"><text:bookmark text:name="_eq92ipgfuqcz"/>A) 0</text:p>
      <text:p text:style-name="P2"><text:bookmark text:name="_gn50gkv1eae9"/>B) No Ouput</text:p>
      <text:p text:style-name="P2"><text:bookmark text:name="_4l5xtik88knk"/>C) Compilation fails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<text:bookmark-start text:name="__DdeLink__1449_112644099"/>What is the output of the below code:</text:p>
      <text:p text:style-name="P1"><text:bookmark text:name="_d4lhgpi7r4bk"/><text:bookmark-start text:name="__DdeLink__1443_112644099"/>int[] array = {0,1,2,3};</text:p>
      <text:p text:style-name="P1"><text:bookmark text:name="_ki58s1eh1x1j"/>array.clear(2);</text:p>
      <text:p text:style-name="P1"><text:bookmark text:name="_ijinpd8wnb6a"/>System.out.println(array);<text:bookmark-end text:name="__DdeLink__1443_112644099"/><text:bookmark-end text:name="__DdeLink__1449_112644099"/></text:p>
      <text:p text:style-name="P5"><text:bookmark text:name="_nhegszrd300j"/>A) {0,1,3}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Compilation Fails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<text:bookmark-start text:name="__DdeLink__1464_112644099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text:bookmark-end text:name="__DdeLink__1464_112644099"/></text:p>
      <text:p text:style-name="P2"><text:bookmark text:name="_c6c377p0bkmj"/>A)<text:bookmark-start text:name="__DdeLink__1466_112644099"/> int month = calendar.get(Calendar.DAY_OF_MONTH);<text:bookmark-end text:name="__DdeLink__1466_112644099"/></text:p>
      <text:p text:style-name="P5"><text:bookmark text:name="_459k3lw40uk1"/>B) i<text:bookmark-start text:name="__DdeLink__1468_112644099"/>nt month = calendar.get(Calendar.MONTH);<text:bookmark-end text:name="__DdeLink__1468_112644099"/></text:p>
      <text:p text:style-name="P2"><text:bookmark text:name="_fhsrqi3l42um"/>C) <text:bookmark-start text:name="__DdeLink__1470_112644099"/>int month = calendar.get(MONTH);<text:bookmark-end text:name="__DdeLink__1470_112644099"/>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<text:bookmark-start text:name="__DdeLink__1476_112644099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text:bookmark-end text:name="__DdeLink__1476_112644099"/></text:p>
      <text:p text:style-name="P5"><text:bookmark text:name="_ew3d3f82n3qu"/>A) DemoProgram</text:p>
      <text:p text:style-name="P2"><text:bookmark text:name="_62mgzphsg5f2"/>B) com.manipal.demo.DemoProgram</text:p>
      <text:p text:style-name="P2"><text:bookmark text:name="_rete9sy64f"/>C) Compilation fail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<text:bookmark-start text:name="__DdeLink__1483_112644099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text:bookmark-end text:name="__DdeLink__1483_112644099"/></text:p>
      <text:p text:style-name="P2"><text:bookmark text:name="_vq48qdrtokn9"/>A) 60984.2 -498.0 0.1</text:p>
      <text:p text:style-name="P2"><text:bookmark text:name="_hoimcsh0ho36"/>B) 60984.2 -498.1 0.0</text:p>
      <text:p text:style-name="P5"><text:bookmark text:name="_cfij6r50vchk"/>C) 60984.0 -498.0 0.0</text:p>
      <text:p text:style-name="P2"><text:bookmark text:name="_2jwccwo5w0vb"/>D) 60984.0 -498.0 0.0 <text:s text:c="2"/>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<text:bookmark-start text:name="__DdeLink__1488_112644099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text:bookmark-end text:name="__DdeLink__1488_112644099"/></text:p>
      <text:p text:style-name="P2"><text:bookmark text:name="_vr2q3i66rlor"/>A) com.manipal.demo.DemoProgram</text:p>
      <text:p text:style-name="P5"><text:bookmark text:name="_omtvgmlbfgfv"/>B) class DemoProgram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5"><text:bookmark text:name="_fovj8enqxgzq"/>B) while loop never executes always false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2+3*5 = ?</text:p>
      <text:p text:style-name="P5"><text:bookmark text:name="_co35vldocu2v"/>A) 17 int</text:p>
      <text:p text:style-name="P2"><text:bookmark text:name="_a9sn0sxx4eg3"/>B) 25 int</text:p>
      <text:p text:style-name="P2"><text:bookmark text:name="_9hi2v9hw611r"/>C) 17 byte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<text:bookmark-start text:name="__DdeLink__1500_112644099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text:bookmark-end text:name="__DdeLink__1500_112644099"/></text:p>
      <text:p text:style-name="P5"><text:bookmark text:name="_ld42dvd9r49f"/>A) true</text:p>
      <text:p text:style-name="P2"><text:bookmark text:name="_ti3v1ppzo98v"/>B) false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6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5"><text:bookmark text:name="_bzfy61knk9aw"/>C) C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6"><text:bookmark text:name="_n0kq5fele1tj"/>A. Raccoon is-a Mammal.</text:p>
      <text:p text:style-name="P8"><text:bookmark text:name="_k3w143q56lyy"/><text:soft-page-break/><text:span text:style-name="T4">B. Raccoon has-a Mammal.</text:span> </text:p>
      <text:p text:style-name="P7">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6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5"><text:bookmark text:name="_fegnh6f3ufec"/>D) A,B,C,F</text:p>
      <text:p text:style-name="P2"><text:bookmark text:name="_ba4obabg4sz1"/></text:p>
      <text:p text:style-name="P2"><text:bookmark text:name="_b01qdywn5vrt"/></text:p>
      <text:p text:style-name="P1"><text:bookmark text:name="_ft3v65cb0ure"/>19.Given:<text:bookmark-start text:name="__DdeLink__1513_112644099"/>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text:bookmark-end text:name="__DdeLink__1513_112644099"/>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5"><text:bookmark text:name="_fpu724it9n76"/>C) Exactly two classes do NOT compile</text:p>
      <text:p text:style-name="P2"><text:bookmark text:name="_m3061iy12knm"/><text:soft-page-break/>D) Exactly four classes do NOT compile</text:p>
      <text:p text:style-name="P2"><text:bookmark text:name="_y3ft5swur4lv"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6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5"><text:bookmark text:name="_6gjicils90lf"/>C) C</text:p>
      <text:p text:style-name="P2"><text:bookmark text:name="_mple5rbln6he"/>D) D</text:p>
      <text:p text:style-name="P2"><text:bookmark text:name="_chitsktx63p3"/></text:p>
      <text:p text:style-name="P2"><text:bookmark text:name="_os6flaome2hy"/><text:soft-page-break/></text:p>
      <text:p text:style-name="P1"><text:bookmark text:name="_naw9t4i4f8uh"/>21.</text:p>
      <text:p text:style-name="P1"><text:bookmark text:name="_sj81snsftv98"/>In Junit @Rule</text:p>
      <text:p text:style-name="P1"><text:bookmark text:name="_n1iziwz04lt5"/>TestName is invoked when ___________</text:p>
      <text:p text:style-name="P5"><text:bookmark text:name="_zj0kijt7ma2"/>A) to mark public fields of a test class</text:p>
      <text:p text:style-name="P2"><text:bookmark text:name="_ot8hxgv0nuos"/>B) test is about to start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Test passes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text:soft-page-break/></text:p>
      <text:p text:style-name="P1"><text:bookmark text:name="_b8ntvok3wpvq"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5"><text:bookmark text:name="_answkkkvgd4w"/>A) 0 times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text:soft-page-break/></text:p>
      <text:p text:style-name="P2"><text:bookmark text:name="_k4tobcoxm3k2"/></text:p>
      <text:p text:style-name="P1"><text:bookmark text:name="_ge6ymc1murvz"/>24.How is an abstract class represented in a class diagram?</text:p>
      <text:p text:style-name="P2"><text:bookmark text:name="_kggumptrziy9"/>A) Class Name is Underlined</text:p>
      <text:p text:style-name="P5"><text:bookmark text:name="_hmre85avc3ko"/>B) Class Name is in Italics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What is the syntatical error in the below code:</text:p>
      <text:p text:style-name="P1"><text:bookmark text:name="_gw5y9m230kck"/><text:bookmark-start text:name="__DdeLink__1553_112644099"/>abstract class Sum{</text:p>
      <text:p text:style-name="P1"><text:bookmark text:name="_4tsasr3v6jex"/>abstract abc(int m,int n);</text:p>
      <text:p text:style-name="P1"><text:bookmark text:name="_xtdu0lvb6n7a"/>}<text:bookmark-end text:name="__DdeLink__1553_112644099"/>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method return type is missing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7T20:05:48.353302889</dc:date>
    <meta:editing-duration>PT16M21S</meta:editing-duration>
    <meta:editing-cycles>2</meta:editing-cycles>
    <meta:document-statistic meta:table-count="0" meta:image-count="0" meta:object-count="0" meta:page-count="16" meta:paragraph-count="297" meta:word-count="1192" meta:character-count="6562" meta:non-whitespace-character-count="5665"/>
  </office:meta>
</office:document-meta>
</file>